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783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000</text:p>
          </table:table-cell>
          <table:table-cell table:style-name="Default" office:value-type="float" office:value="761226.74" calcext:value-type="float">
            <text:p>761226.74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903</text:p>
          </table:table-cell>
          <table:table-cell table:style-name="Default" office:value-type="float" office:value="83904.41" calcext:value-type="float">
            <text:p>83904.41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303</text:p>
          </table:table-cell>
          <table:table-cell table:style-name="Default" office:value-type="float" office:value="17910.1" calcext:value-type="float">
            <text:p>17910.1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003</text:p>
          </table:table-cell>
          <table:table-cell table:style-name="Default" office:value-type="float" office:value="115561.72" calcext:value-type="float">
            <text:p>115561.72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003</text:p>
          </table:table-cell>
          <table:table-cell table:style-name="Default" office:value-type="float" office:value="35608.3" calcext:value-type="float">
            <text:p>35608.3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500</text:p>
          </table:table-cell>
          <table:table-cell table:style-name="Default" office:value-type="float" office:value="56614.3566666667" calcext:value-type="float">
            <text:p>56614.3566666667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9</text:p>
          </table:table-cell>
          <table:table-cell table:style-name="Default" office:value-type="float" office:value="15614.75" calcext:value-type="float">
            <text:p>15614.75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800</text:p>
          </table:table-cell>
          <table:table-cell table:style-name="Default" office:value-type="float" office:value="43432.42" calcext:value-type="float">
            <text:p>43432.42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1100</text:p>
          </table:table-cell>
          <table:table-cell table:style-name="Default" office:value-type="float" office:value="118949.46" calcext:value-type="float">
            <text:p>118949.46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2</text:p>
          </table:table-cell>
          <table:table-cell table:style-name="Default" office:value-type="float" office:value="38859.92" calcext:value-type="float">
            <text:p>38859.92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501</text:p>
          </table:table-cell>
          <table:table-cell table:style-name="Default" office:value-type="float" office:value="28627.85" calcext:value-type="float">
            <text:p>28627.85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203</text:p>
          </table:table-cell>
          <table:table-cell table:style-name="Default" office:value-type="float" office:value="101235.19" calcext:value-type="float">
            <text:p>101235.19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1</text:p>
          </table:table-cell>
          <table:table-cell table:style-name="Default" office:value-type="float" office:value="47146.515" calcext:value-type="float">
            <text:p>47146.515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902</text:p>
          </table:table-cell>
          <table:table-cell table:style-name="Default" office:value-type="float" office:value="63249.15" calcext:value-type="float">
            <text:p>63249.15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701</text:p>
          </table:table-cell>
          <table:table-cell table:style-name="Default" office:value-type="float" office:value="90055.21" calcext:value-type="float">
            <text:p>90055.21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8</text:p>
          </table:table-cell>
          <table:table-cell table:style-name="Default" office:value-type="float" office:value="42920.51" calcext:value-type="float">
            <text:p>42920.51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102</text:p>
          </table:table-cell>
          <table:table-cell table:style-name="Default" office:value-type="float" office:value="18241.48" calcext:value-type="float">
            <text:p>18241.48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3</text:p>
          </table:table-cell>
          <table:table-cell table:style-name="Default" office:value-type="float" office:value="155928.878333333" calcext:value-type="float">
            <text:p>155928.878333333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1200</text:p>
          </table:table-cell>
          <table:table-cell table:style-name="Default" office:value-type="float" office:value="70962.25" calcext:value-type="float">
            <text:p>70962.25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304</text:p>
          </table:table-cell>
          <table:table-cell table:style-name="Default" office:value-type="float" office:value="88721.8083333333" calcext:value-type="float">
            <text:p>88721.8083333333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502</text:p>
          </table:table-cell>
          <table:table-cell table:style-name="Default" office:value-type="float" office:value="16441.83" calcext:value-type="float">
            <text:p>16441.83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600</text:p>
          </table:table-cell>
          <table:table-cell table:style-name="Default" office:value-type="float" office:value="200170.21" calcext:value-type="float">
            <text:p>200170.21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2</text:p>
          </table:table-cell>
          <table:table-cell table:style-name="Default" office:value-type="float" office:value="27292.4083333333" calcext:value-type="float">
            <text:p>27292.4083333333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400</text:p>
          </table:table-cell>
          <table:table-cell table:style-name="Default" office:value-type="float" office:value="149056.95" calcext:value-type="float">
            <text:p>149056.95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200</text:p>
          </table:table-cell>
          <table:table-cell table:style-name="Default" office:value-type="float" office:value="5539.22" calcext:value-type="float">
            <text:p>5539.22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503</text:p>
          </table:table-cell>
          <table:table-cell table:style-name="Default" office:value-type="float" office:value="131256.05" calcext:value-type="float">
            <text:p>131256.05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201</text:p>
          </table:table-cell>
          <table:table-cell table:style-name="Default" office:value-type="float" office:value="143232.16" calcext:value-type="float">
            <text:p>143232.16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602</text:p>
          </table:table-cell>
          <table:table-cell table:style-name="Default" office:value-type="float" office:value="113819.56" calcext:value-type="float">
            <text:p>113819.56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6</text:p>
          </table:table-cell>
          <table:table-cell table:style-name="Default" office:value-type="float" office:value="55536.92" calcext:value-type="float">
            <text:p>55536.92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104</text:p>
          </table:table-cell>
          <table:table-cell table:style-name="Default" office:value-type="float" office:value="293227.85" calcext:value-type="float">
            <text:p>293227.85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005</text:p>
          </table:table-cell>
          <table:table-cell table:style-name="Default" office:value-type="float" office:value="34322.53" calcext:value-type="float">
            <text:p>34322.53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001</text:p>
          </table:table-cell>
          <table:table-cell table:style-name="Default" office:value-type="float" office:value="55886.0033333333" calcext:value-type="float">
            <text:p>55886.0033333333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103</text:p>
          </table:table-cell>
          <table:table-cell table:style-name="Default" office:value-type="float" office:value="55218.59" calcext:value-type="float">
            <text:p>55218.59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104</text:p>
          </table:table-cell>
          <table:table-cell table:style-name="Default" office:value-type="float" office:value="3441.15" calcext:value-type="float">
            <text:p>3441.15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5</text:p>
          </table:table-cell>
          <table:table-cell table:style-name="Default" office:value-type="float" office:value="118638.44" calcext:value-type="float">
            <text:p>118638.44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600</text:p>
          </table:table-cell>
          <table:table-cell table:style-name="Default" office:value-type="float" office:value="5370.67" calcext:value-type="float">
            <text:p>5370.67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902</text:p>
          </table:table-cell>
          <table:table-cell table:style-name="Default" office:value-type="float" office:value="19201.65" calcext:value-type="float">
            <text:p>19201.65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701</text:p>
          </table:table-cell>
          <table:table-cell table:style-name="Default" office:value-type="float" office:value="170026.88" calcext:value-type="float">
            <text:p>170026.88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200</text:p>
          </table:table-cell>
          <table:table-cell table:style-name="Default" office:value-type="float" office:value="72375.77" calcext:value-type="float">
            <text:p>72375.77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1301</text:p>
          </table:table-cell>
          <table:table-cell table:style-name="Default" office:value-type="float" office:value="72626.69" calcext:value-type="float">
            <text:p>72626.69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202</text:p>
          </table:table-cell>
          <table:table-cell table:style-name="Default" office:value-type="float" office:value="206602.46" calcext:value-type="float">
            <text:p>206602.46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6</text:p>
          </table:table-cell>
          <table:table-cell table:style-name="Default" office:value-type="float" office:value="29082.2883333333" calcext:value-type="float">
            <text:p>29082.2883333333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103</text:p>
          </table:table-cell>
          <table:table-cell table:style-name="Default" office:value-type="float" office:value="25545.39" calcext:value-type="float">
            <text:p>25545.39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001</text:p>
          </table:table-cell>
          <table:table-cell table:style-name="Default" office:value-type="float" office:value="18368.5066666667" calcext:value-type="float">
            <text:p>18368.5066666667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201</text:p>
          </table:table-cell>
          <table:table-cell table:style-name="Default" office:value-type="float" office:value="422184.98" calcext:value-type="float">
            <text:p>422184.98</text:p>
          </table:table-cell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1300</text:p>
          </table:table-cell>
          <table:table-cell table:style-name="Default" office:value-type="float" office:value="2649.78" calcext:value-type="float">
            <text:p>2649.78</text:p>
          </table:table-cell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905</text:p>
          </table:table-cell>
          <table:table-cell table:style-name="Default" office:value-type="float" office:value="60995.16" calcext:value-type="float">
            <text:p>60995.16</text:p>
          </table:table-cell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200</text:p>
          </table:table-cell>
          <table:table-cell table:style-name="Default" office:value-type="float" office:value="51252.11" calcext:value-type="float">
            <text:p>51252.11</text:p>
          </table:table-cell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0</text:p>
          </table:table-cell>
          <table:table-cell table:style-name="Default" office:value-type="float" office:value="13204.07" calcext:value-type="float">
            <text:p>13204.07</text:p>
          </table:table-cell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106</text:p>
          </table:table-cell>
          <table:table-cell table:style-name="Default" office:value-type="float" office:value="5004.41" calcext:value-type="float">
            <text:p>5004.41</text:p>
          </table:table-cell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800</text:p>
          </table:table-cell>
          <table:table-cell table:style-name="Default" office:value-type="float" office:value="56018.62" calcext:value-type="float">
            <text:p>56018.62</text:p>
          </table:table-cell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601</text:p>
          </table:table-cell>
          <table:table-cell table:style-name="Default" office:value-type="float" office:value="89624.36" calcext:value-type="float">
            <text:p>89624.36</text:p>
          </table:table-cell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305</text:p>
          </table:table-cell>
          <table:table-cell table:style-name="Default" office:value-type="float" office:value="56629.76" calcext:value-type="float">
            <text:p>56629.76</text:p>
          </table:table-cell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304</text:p>
          </table:table-cell>
          <table:table-cell table:style-name="Default" office:value-type="float" office:value="29056.07" calcext:value-type="float">
            <text:p>29056.07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602</text:p>
          </table:table-cell>
          <table:table-cell table:style-name="Default" office:value-type="float" office:value="186837.24" calcext:value-type="float">
            <text:p>186837.24</text:p>
          </table:table-cell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901</text:p>
          </table:table-cell>
          <table:table-cell table:style-name="Default" office:value-type="float" office:value="116352.661666667" calcext:value-type="float">
            <text:p>116352.661666667</text:p>
          </table:table-cell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802</text:p>
          </table:table-cell>
          <table:table-cell table:style-name="Default" office:value-type="float" office:value="154043.33" calcext:value-type="float">
            <text:p>154043.33</text:p>
          </table:table-cell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300</text:p>
          </table:table-cell>
          <table:table-cell table:style-name="Default" office:value-type="float" office:value="38101.6" calcext:value-type="float">
            <text:p>38101.6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0</text:p>
          </table:table-cell>
          <table:table-cell table:style-name="Default" office:value-type="float" office:value="128065.59" calcext:value-type="float">
            <text:p>128065.59</text:p>
          </table:table-cell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101</text:p>
          </table:table-cell>
          <table:table-cell table:style-name="Default" office:value-type="float" office:value="16212.97" calcext:value-type="float">
            <text:p>16212.97</text:p>
          </table:table-cell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203</text:p>
          </table:table-cell>
          <table:table-cell table:style-name="Default" office:value-type="float" office:value="379384.15" calcext:value-type="float">
            <text:p>379384.15</text:p>
          </table:table-cell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301</text:p>
          </table:table-cell>
          <table:table-cell table:style-name="Default" office:value-type="float" office:value="24790.7583333333" calcext:value-type="float">
            <text:p>24790.7583333333</text:p>
          </table:table-cell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102</text:p>
          </table:table-cell>
          <table:table-cell table:style-name="Default" office:value-type="float" office:value="22379.69" calcext:value-type="float">
            <text:p>22379.69</text:p>
          </table:table-cell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100</text:p>
          </table:table-cell>
          <table:table-cell table:style-name="Default" office:value-type="float" office:value="84354.1" calcext:value-type="float">
            <text:p>84354.1</text:p>
          </table:table-cell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402</text:p>
          </table:table-cell>
          <table:table-cell table:style-name="Default" office:value-type="float" office:value="220334.85" calcext:value-type="float">
            <text:p>220334.85</text:p>
          </table:table-cell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602</text:p>
          </table:table-cell>
          <table:table-cell table:style-name="Default" office:value-type="float" office:value="37828.39" calcext:value-type="float">
            <text:p>37828.39</text:p>
          </table:table-cell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903</text:p>
          </table:table-cell>
          <table:table-cell table:style-name="Default" office:value-type="float" office:value="9737.64" calcext:value-type="float">
            <text:p>9737.64</text:p>
          </table:table-cell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4</text:p>
          </table:table-cell>
          <table:table-cell table:style-name="Default" office:value-type="float" office:value="20507.2916666667" calcext:value-type="float">
            <text:p>20507.2916666667</text:p>
          </table:table-cell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002</text:p>
          </table:table-cell>
          <table:table-cell table:style-name="Default" office:value-type="float" office:value="667469.651666667" calcext:value-type="float">
            <text:p>667469.651666667</text:p>
          </table:table-cell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500</text:p>
          </table:table-cell>
          <table:table-cell table:style-name="Default" office:value-type="float" office:value="14853.32" calcext:value-type="float">
            <text:p>14853.32</text:p>
          </table:table-cell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105</text:p>
          </table:table-cell>
          <table:table-cell table:style-name="Default" office:value-type="float" office:value="9613.92" calcext:value-type="float">
            <text:p>9613.92</text:p>
          </table:table-cell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103</text:p>
          </table:table-cell>
          <table:table-cell table:style-name="Default" office:value-type="float" office:value="11722.8" calcext:value-type="float">
            <text:p>11722.8</text:p>
          </table:table-cell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002</text:p>
          </table:table-cell>
          <table:table-cell table:style-name="Default" office:value-type="float" office:value="52202.39" calcext:value-type="float">
            <text:p>52202.39</text:p>
          </table:table-cell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5</text:p>
          </table:table-cell>
          <table:table-cell table:style-name="Default" office:value-type="float" office:value="11851.05" calcext:value-type="float">
            <text:p>11851.05</text:p>
          </table:table-cell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601</text:p>
          </table:table-cell>
          <table:table-cell table:style-name="Default" office:value-type="float" office:value="43421.32" calcext:value-type="float">
            <text:p>43421.32</text:p>
          </table:table-cell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400</text:p>
          </table:table-cell>
          <table:table-cell table:style-name="Default" office:value-type="float" office:value="66445.55" calcext:value-type="float">
            <text:p>66445.55</text:p>
          </table:table-cell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300</text:p>
          </table:table-cell>
          <table:table-cell table:style-name="Default" office:value-type="float" office:value="326695.68" calcext:value-type="float">
            <text:p>326695.68</text:p>
          </table:table-cell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405</text:p>
          </table:table-cell>
          <table:table-cell table:style-name="Default" office:value-type="float" office:value="32334.3" calcext:value-type="float">
            <text:p>32334.3</text:p>
          </table:table-cell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904</text:p>
          </table:table-cell>
          <table:table-cell table:style-name="Default" office:value-type="float" office:value="58118.49" calcext:value-type="float">
            <text:p>58118.49</text:p>
          </table:table-cell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1</text:p>
          </table:table-cell>
          <table:table-cell table:style-name="Default" office:value-type="float" office:value="72428.36" calcext:value-type="float">
            <text:p>72428.36</text:p>
          </table:table-cell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603</text:p>
          </table:table-cell>
          <table:table-cell table:style-name="Default" office:value-type="float" office:value="57021.72" calcext:value-type="float">
            <text:p>57021.72</text:p>
          </table:table-cell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400</text:p>
          </table:table-cell>
          <table:table-cell table:style-name="Default" office:value-type="float" office:value="70594.4" calcext:value-type="float">
            <text:p>70594.4</text:p>
          </table:table-cell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306</text:p>
          </table:table-cell>
          <table:table-cell table:style-name="Default" office:value-type="float" office:value="41152.335" calcext:value-type="float">
            <text:p>41152.335</text:p>
          </table:table-cell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1101</text:p>
          </table:table-cell>
          <table:table-cell table:style-name="Default" office:value-type="float" office:value="233888.89" calcext:value-type="float">
            <text:p>233888.89</text:p>
          </table:table-cell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102</text:p>
          </table:table-cell>
          <table:table-cell table:style-name="Default" office:value-type="float" office:value="68028.33" calcext:value-type="float">
            <text:p>68028.33</text:p>
          </table:table-cell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004</text:p>
          </table:table-cell>
          <table:table-cell table:style-name="Default" office:value-type="float" office:value="103011.91" calcext:value-type="float">
            <text:p>103011.91</text:p>
          </table:table-cell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100</text:p>
          </table:table-cell>
          <table:table-cell table:style-name="Default" office:value-type="float" office:value="42521.79" calcext:value-type="float">
            <text:p>42521.79</text:p>
          </table:table-cell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101</text:p>
          </table:table-cell>
          <table:table-cell table:style-name="Default" office:value-type="float" office:value="57257.35" calcext:value-type="float">
            <text:p>57257.35</text:p>
          </table:table-cell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7</text:p>
          </table:table-cell>
          <table:table-cell table:style-name="Default" office:value-type="float" office:value="32314.5133333333" calcext:value-type="float">
            <text:p>32314.5133333333</text:p>
          </table:table-cell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906</text:p>
          </table:table-cell>
          <table:table-cell table:style-name="Default" office:value-type="float" office:value="39790.79" calcext:value-type="float">
            <text:p>39790.79</text:p>
          </table:table-cell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702</text:p>
          </table:table-cell>
          <table:table-cell table:style-name="Default" office:value-type="float" office:value="228996.85" calcext:value-type="float">
            <text:p>228996.85</text:p>
          </table:table-cell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801</text:p>
          </table:table-cell>
          <table:table-cell table:style-name="Default" office:value-type="float" office:value="137609.46" calcext:value-type="float">
            <text:p>137609.46</text:p>
          </table:table-cell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600</text:p>
          </table:table-cell>
          <table:table-cell table:style-name="Default" office:value-type="float" office:value="12949.3" calcext:value-type="float">
            <text:p>12949.3</text:p>
          </table:table-cell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601</text:p>
          </table:table-cell>
          <table:table-cell table:style-name="Default" office:value-type="float" office:value="72961.13" calcext:value-type="float">
            <text:p>72961.13</text:p>
          </table:table-cell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000</text:p>
          </table:table-cell>
          <table:table-cell table:style-name="Default" office:value-type="float" office:value="6727.69" calcext:value-type="float">
            <text:p>6727.69</text:p>
          </table:table-cell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407</text:p>
          </table:table-cell>
          <table:table-cell table:style-name="Default" office:value-type="float" office:value="4554.25" calcext:value-type="float">
            <text:p>4554.25</text:p>
          </table:table-cell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901</text:p>
          </table:table-cell>
          <table:table-cell table:style-name="Default" office:value-type="float" office:value="19901.12" calcext:value-type="float">
            <text:p>19901.12</text:p>
          </table:table-cell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404</text:p>
          </table:table-cell>
          <table:table-cell table:style-name="Default" office:value-type="float" office:value="97318.17" calcext:value-type="float">
            <text:p>97318.17</text:p>
          </table:table-cell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7</text:p>
          </table:table-cell>
          <table:table-cell table:style-name="Default" office:value-type="float" office:value="15676.02" calcext:value-type="float">
            <text:p>15676.02</text:p>
          </table:table-cell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4</text:p>
          </table:table-cell>
          <table:table-cell table:style-name="Default" office:value-type="float" office:value="40156.21" calcext:value-type="float">
            <text:p>40156.21</text:p>
          </table:table-cell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202</text:p>
          </table:table-cell>
          <table:table-cell table:style-name="Default" office:value-type="float" office:value="63157.92" calcext:value-type="float">
            <text:p>63157.92</text:p>
          </table:table-cell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700</text:p>
          </table:table-cell>
          <table:table-cell table:style-name="Default" office:value-type="float" office:value="53066.01" calcext:value-type="float">
            <text:p>53066.01</text:p>
          </table:table-cell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401</text:p>
          </table:table-cell>
          <table:table-cell table:style-name="Default" office:value-type="float" office:value="55984.39" calcext:value-type="float">
            <text:p>55984.39</text:p>
          </table:table-cell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001</text:p>
          </table:table-cell>
          <table:table-cell table:style-name="Default" office:value-type="float" office:value="122740.641666667" calcext:value-type="float">
            <text:p>122740.641666667</text:p>
          </table:table-cell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406</text:p>
          </table:table-cell>
          <table:table-cell table:style-name="Default" office:value-type="float" office:value="111092.91" calcext:value-type="float">
            <text:p>111092.91</text:p>
          </table:table-cell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803</text:p>
          </table:table-cell>
          <table:table-cell table:style-name="Default" office:value-type="float" office:value="201163.68" calcext:value-type="float">
            <text:p>201163.68</text:p>
          </table:table-cell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100</text:p>
          </table:table-cell>
          <table:table-cell table:style-name="Default" office:value-type="float" office:value="39927.48" calcext:value-type="float">
            <text:p>39927.48</text:p>
          </table:table-cell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000</text:p>
          </table:table-cell>
          <table:table-cell table:style-name="Default" office:value-type="float" office:value="29914.02" calcext:value-type="float">
            <text:p>29914.02</text:p>
          </table:table-cell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700</text:p>
          </table:table-cell>
          <table:table-cell table:style-name="Default" office:value-type="float" office:value="28499.38" calcext:value-type="float">
            <text:p>28499.38</text:p>
          </table:table-cell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702</text:p>
          </table:table-cell>
          <table:table-cell table:style-name="Default" office:value-type="float" office:value="47584.78" calcext:value-type="float">
            <text:p>47584.78</text:p>
          </table:table-cell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002</text:p>
          </table:table-cell>
          <table:table-cell table:style-name="Default" office:value-type="float" office:value="147770.56" calcext:value-type="float">
            <text:p>147770.56</text:p>
          </table:table-cell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700</text:p>
          </table:table-cell>
          <table:table-cell table:style-name="Default" office:value-type="float" office:value="251241.86" calcext:value-type="float">
            <text:p>251241.86</text:p>
          </table:table-cell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900</text:p>
          </table:table-cell>
          <table:table-cell table:style-name="Default" office:value-type="float" office:value="57326.67" calcext:value-type="float">
            <text:p>57326.67</text:p>
          </table:table-cell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1302</text:p>
          </table:table-cell>
          <table:table-cell table:style-name="Default" office:value-type="float" office:value="4745.41" calcext:value-type="float">
            <text:p>4745.41</text:p>
          </table:table-cell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302</text:p>
          </table:table-cell>
          <table:table-cell table:style-name="Default" office:value-type="float" office:value="21041.79" calcext:value-type="float">
            <text:p>21041.79</text:p>
          </table:table-cell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900</text:p>
          </table:table-cell>
          <table:table-cell table:style-name="Default" office:value-type="float" office:value="199719.096683333" calcext:value-type="float">
            <text:p>199719.096683333</text:p>
          </table:table-cell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508</text:p>
          </table:table-cell>
          <table:table-cell table:style-name="Default" office:value-type="float" office:value="144541.32" calcext:value-type="float">
            <text:p>144541.32</text:p>
          </table:table-cell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301</text:p>
          </table:table-cell>
          <table:table-cell table:style-name="Default" office:value-type="float" office:value="223955.13" calcext:value-type="float">
            <text:p>223955.13</text:p>
          </table:table-cell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302</text:p>
          </table:table-cell>
          <table:table-cell table:style-name="Default" office:value-type="float" office:value="58951.03" calcext:value-type="float">
            <text:p>58951.03</text:p>
          </table:table-cell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202</text:p>
          </table:table-cell>
          <table:table-cell table:style-name="Default" office:value-type="float" office:value="49125.91" calcext:value-type="float">
            <text:p>49125.91</text:p>
          </table:table-cell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603</text:p>
          </table:table-cell>
          <table:table-cell table:style-name="Default" office:value-type="float" office:value="51285" calcext:value-type="float">
            <text:p>51285</text:p>
          </table:table-cell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803</text:p>
          </table:table-cell>
          <table:table-cell table:style-name="Default" office:value-type="float" office:value="44968.94" calcext:value-type="float">
            <text:p>44968.94</text:p>
          </table:table-cell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4101</text:p>
          </table:table-cell>
          <table:table-cell table:style-name="Default" office:value-type="float" office:value="17182.63" calcext:value-type="float">
            <text:p>17182.63</text:p>
          </table:table-cell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703</text:p>
          </table:table-cell>
          <table:table-cell table:style-name="Default" office:value-type="float" office:value="13754.69" calcext:value-type="float">
            <text:p>13754.69</text:p>
          </table:table-cell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201</text:p>
          </table:table-cell>
          <table:table-cell table:style-name="Default" office:value-type="float" office:value="64593.26" calcext:value-type="float">
            <text:p>64593.26</text:p>
          </table:table-cell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2403</text:p>
          </table:table-cell>
          <table:table-cell table:style-name="Default" office:value-type="float" office:value="549563.16" calcext:value-type="float">
            <text:p>549563.16</text:p>
          </table:table-cell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3303</text:p>
          </table:table-cell>
          <table:table-cell table:style-name="Default" office:value-type="float" office:value="103028.28" calcext:value-type="float">
            <text:p>103028.28</text:p>
          </table:table-cell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0])" office:value-type="string" office:string-value="0000000000000000000001303" calcext:value-type="string">
            <text:p>0000000000000000000001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1303</text:p>
          </table:table-cell>
          <table:table-cell table:style-name="ce5" office:value-type="float" office:value="98644.24" calcext:value-type="float">
            <text:p>98,644.24</text:p>
          </table:table-cell>
          <table:table-cell office:value-type="float" office:value="128" calcext:value-type="float">
            <text:p>1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1])" office:value-type="string" office:string-value="0000000000000000000001201" calcext:value-type="string">
            <text:p>0000000000000000000001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NIO 2014</text:p>
          </table:table-cell>
          <table:table-cell table:style-name="ce3" office:value-type="string" calcext:value-type="string">
            <text:p>1201</text:p>
          </table:table-cell>
          <table:table-cell table:style-name="ce5" office:value-type="float" office:value="79989.83" calcext:value-type="float">
            <text:p>79,989.83</text:p>
          </table:table-cell>
          <table:table-cell office:value-type="float" office:value="129" calcext:value-type="float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6-30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JUNIO 2014" calcext:value-type="string">
            <text:p>PROVISION ANTIGUEDAD PRESTACIONES SOCIALES EMPLEADOS JUNI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6-30','---','-------------------------','PROVISION ANTIGUEDAD PRESTACIONES SOCIALES EMPLEADOS JUNIO 2014',1,'-','----------','----------',0,0,0,0,'--','SIGESP');" calcext:value-type="string">
            <text:p>INSERT INTO sigesp_cmp VALUES('0001','SCGCMP','0','2014-06-30','---','-------------------------','PROVISION ANTIGUEDAD PRESTACIONES SOCIALES EMPLEADOS JUNI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11:11.4449239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13:29.377839565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995" meta:object-count="0"/>
  </office:meta>
</office:document-meta>
</file>